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0fd747" fo:hyphenate="false" fo:hyphenation-remain-char-count="2" fo:hyphenation-push-char-count="2"/>
    </style:style>
    <style:style style:name="P2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0fd747" fo:background-color="transparent" fo:hyphenate="false" fo:hyphenation-remain-char-count="2" fo:hyphenation-push-char-count="2"/>
    </style:style>
    <style:style style:name="P3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0fd747" fo:hyphenate="false" fo:hyphenation-remain-char-count="2" fo:hyphenation-push-char-count="2"/>
    </style:style>
    <style:style style:name="P4" style:family="paragraph" style:parent-style-name="Text_20_body" style:list-style-name="L1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ed022b" officeooo:paragraph-rsid="000fd747" fo:hyphenate="false" fo:hyphenation-remain-char-count="2" fo:hyphenation-push-char-count="2"/>
    </style:style>
    <style:style style:name="P5" style:family="paragraph" style:parent-style-name="Text_20_body" style:list-style-name="L1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0fd747" fo:hyphenate="false" fo:hyphenation-remain-char-count="2" fo:hyphenation-push-char-count="2"/>
    </style:style>
    <style:style style:name="P6" style:family="paragraph" style:parent-style-name="Text_20_body" style:list-style-name="L1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0fd747" fo:background-color="transparent" fo:hyphenate="false" fo:hyphenation-remain-char-count="2" fo:hyphenation-push-char-count="2"/>
    </style:style>
    <style:style style:name="P7" style:family="paragraph" style:parent-style-name="Text_20_body" style:list-style-name="L1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0fd747" fo:hyphenate="false" fo:hyphenation-remain-char-count="2" fo:hyphenation-push-char-count="2"/>
    </style:style>
    <style:style style:name="P8" style:family="paragraph" style:parent-style-name="Text_20_body" style:list-style-name="L1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0fd747" fo:hyphenate="false" fo:hyphenation-remain-char-count="2" fo:hyphenation-push-char-count="2"/>
    </style:style>
    <style:style style:name="P9" style:family="paragraph" style:parent-style-name="Text_20_body" style:list-style-name="L1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ed022b" officeooo:paragraph-rsid="000fd747" fo:hyphenate="false" fo:hyphenation-remain-char-count="2" fo:hyphenation-push-char-count="2"/>
    </style:style>
    <style:style style:name="P10" style:family="paragraph" style:parent-style-name="Text_20_body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0fd747" fo:hyphenate="false" fo:hyphenation-remain-char-count="2" fo:hyphenation-push-char-count="2"/>
    </style:style>
    <style:style style:name="P11" style:family="paragraph" style:parent-style-name="Text_20_body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0fd747" fo:hyphenate="false" fo:hyphenation-remain-char-count="2" fo:hyphenation-push-char-count="2"/>
    </style:style>
    <style:style style:name="T1" style:family="text">
      <style:text-properties officeooo:rsid="00ed02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074609282250431" text:style-name="L1">
        <text:list-item>
          <text:p text:style-name="P2">Рабочая учебная программа дисциплины <text:span text:style-name="T1">(модуля)</text:span></text:p>
          <text:list>
            <text:list-item>
              <text:p text:style-name="P6">Цели освоения дисциплины <text:span text:style-name="T1">(модуля)</text:span></text:p>
            </text:list-item>
            <text:list-item>
              <text:p text:style-name="P4">Место дисциплины в структуре ООП направления подготовки (специальности)</text:p>
            </text:list-item>
            <text:list-item>
              <text:p text:style-name="P5">Компетенции обучающегося, формируемые в результате освоения дисциплины (модуля)</text:p>
            </text:list-item>
            <text:list-item>
              <text:p text:style-name="P5">Структура и объем дисциплины <text:span text:style-name="T1">(модуля)</text:span></text:p>
              <text:list>
                <text:list-item>
                  <text:p text:style-name="P11">Структура дисциплины (распределение фонда времени по семестрам, неделям и видам занятий)</text:p>
                </text:list-item>
                <text:list-item>
                  <text:p text:style-name="P10">Содержание дисциплины (распределение фонда времени по темам и видам занятий очной и заочной форм обучения)</text:p>
                </text:list-item>
              </text:list>
            </text:list-item>
          </text:list>
        </text:list-item>
        <text:list-item>
          <text:p text:style-name="P1">Конспект лекций (структурированный по темам)</text:p>
        </text:list-item>
        <text:list-item>
          <text:p text:style-name="P1">Практические занятия (лабораторные работы)</text:p>
          <text:list>
            <text:list-item>
              <text:p text:style-name="P7">Задачи и упражнения по теме (с примерами решений)</text:p>
            </text:list-item>
            <text:list-item>
              <text:p text:style-name="P5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">Самостоятельная работа</text:p>
          <text:list>
            <text:list-item>
              <text:p text:style-name="P7"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5">Методические рекомендации к подготовке рефератов, эссе и др.</text:p>
            </text:list-item>
          </text:list>
        </text:list-item>
        <text:list-item>
          <text:p text:style-name="P3">Образовательные технологии</text:p>
        </text:list-item>
        <text:list-item>
          <text:p text:style-name="P3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1">Учебно-методическое и информационное обеспечение дисциплины (модуля)</text:p>
          <text:list>
            <text:list-item>
              <text:p text:style-name="P9">Нормативно-правовые документы (нормативно-техническая документация)</text:p>
            </text:list-item>
            <text:list-item>
              <text:p text:style-name="P5">Основная литература</text:p>
            </text:list-item>
            <text:list-item>
              <text:p text:style-name="P5">Дополнительная литература</text:p>
            </text:list-item>
            <text:list-item>
              <text:p text:style-name="P4">Периодическая литература</text:p>
            </text:list-item>
            <text:list-item>
              <text:p text:style-name="P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">Материально-техническое обеспечение дисциплины</text:p>
        </text:list-item>
        <text:list-item>
          <text:p text:style-name="P1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"><text:soft-page-break/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"><text:span text:style-name="T1">Примерная т</text:span>ехнологическая карта дисциплины <text:span text:style-name="T1">(по семестрам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5:16:03.782000000</meta:creation-date>
    <dc:date>2016-06-03T15:23:40.221000000</dc:date>
    <meta:editing-duration>PT7M36S</meta:editing-duration>
    <meta:editing-cycles>1</meta:editing-cycles>
    <meta:document-statistic meta:table-count="0" meta:image-count="0" meta:object-count="0" meta:page-count="2" meta:paragraph-count="26" meta:word-count="217" meta:character-count="1810" meta:non-whitespace-character-count="1645"/>
    <meta:generator>LibreOffice/5.0.6.3$Windows_x86 LibreOffice_project/490fc03b25318460cfc54456516ea2519c11d1aa</meta:generator>
  </office:meta>
</office:document-meta>
</file>